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19f70" officeooo:paragraph-rsid="00019f70"/>
    </style:style>
    <style:style style:name="P2" style:family="paragraph" style:parent-style-name="Text_20_body" style:list-style-name="L2">
      <style:text-properties officeooo:rsid="00019f70" officeooo:paragraph-rsid="00019f70"/>
    </style:style>
    <style:style style:name="P3" style:family="paragraph" style:parent-style-name="Text_20_body" style:list-style-name="L3">
      <style:text-properties officeooo:rsid="00019f70" officeooo:paragraph-rsid="00019f70"/>
    </style:style>
    <style:style style:name="P4" style:family="paragraph" style:parent-style-name="Heading_20_1">
      <style:text-properties officeooo:rsid="00019f70" officeooo:paragraph-rsid="00019f70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enchmarcking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108_4097490732" text:style-name="Index_20_Link" text:visited-style-name="Index_20_Link">Media Player Classic Home Cinema (MPC-HC)<text:tab/>1</text:a></text:p>
          <text:p text:style-name="P5"><text:a xlink:type="simple" xlink:href="#__RefHeading___Toc110_4097490732" text:style-name="Index_20_Link" text:visited-style-name="Index_20_Link">Spotify<text:tab/>1</text:a></text:p>
          <text:p text:style-name="P5"><text:a xlink:type="simple" xlink:href="#__RefHeading___Toc112_4097490732" text:style-name="Index_20_Link" text:visited-style-name="Index_20_Link">Nebula Music Visualizer<text:tab/>1</text:a></text:p>
        </text:index-body>
      </text:table-of-content>
      <text:h text:style-name="P4" text:outline-level="1"><text:bookmark-start text:name="__RefHeading___Toc108_4097490732"/>Media Player Classic Home Cinema (MPC-HC)<text:bookmark-end text:name="__RefHeading___Toc108_4097490732"/></text:h>
      <text:list xml:id="list1961438507" text:style-name="L1">
        <text:list-item>
          <text:p text:style-name="P1">Un menu avec une option “Ouvrir un fichier...”</text:p>
        </text:list-item>
        <text:list-item>
          <text:p text:style-name="P1">Un menu avec une option “Ouvrir un dossier...”</text:p>
        </text:list-item>
        <text:list-item>
          <text:p text:style-name="P1">Un menu avec une option “Fichiers récents...”</text:p>
        </text:list-item>
      </text:list>
      <text:h text:style-name="Heading_20_1" text:outline-level="1"><text:bookmark-start text:name="__RefHeading___Toc110_4097490732"/>Spotify<text:bookmark-end text:name="__RefHeading___Toc110_4097490732"/></text:h>
      <text:list xml:id="list2826223549" text:style-name="L2">
        <text:list-item>
          <text:p text:style-name="P2">Dans l’optique d’élargire les choix musicaux</text:p>
          <text:list>
            <text:list-item>
              <text:p text:style-name="P2">Accès à Internet</text:p>
            </text:list-item>
          </text:list>
        </text:list-item>
        <text:list-item>
          <text:p text:style-name="P2">Pouvoir créer des playlists</text:p>
        </text:list-item>
      </text:list>
      <text:h text:style-name="Heading_20_1" text:outline-level="1"><text:bookmark-start text:name="__RefHeading___Toc112_4097490732"/>Nebula Music Visualizer<text:bookmark-end text:name="__RefHeading___Toc112_4097490732"/></text:h>
      <text:list xml:id="list810219094" text:style-name="L3">
        <text:list-item>
          <text:p text:style-name="P3">Utilisation des chaînes radi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10-08T03:53:43.167000000</dc:date>
    <meta:editing-duration>PT8M50S</meta:editing-duration>
    <meta:editing-cycles>1</meta:editing-cycles>
    <meta:document-statistic meta:table-count="0" meta:image-count="0" meta:object-count="0" meta:page-count="1" meta:paragraph-count="15" meta:word-count="74" meta:character-count="439" meta:non-whitespace-character-count="387"/>
  </office:meta>
</office:document-meta>
</file>